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9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ppellations</text:p>
          </table:table-cell>
          <table:table-cell office:value-type="string">
            <text:p>Régions viticoles</text:p>
          </table:table-cell>
          <table:table-cell office:value-type="string">
            <text:p>Subdivision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ajaccio</text:p>
          </table:table-cell>
          <table:table-cell office:value-type="string">
            <text:p>Cors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loxe-corton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lsace ou vin d'Alsace</text:p>
          </table:table-cell>
          <table:table-cell office:value-type="string">
            <text:p>Alsa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lsace grand cru</text:p>
          </table:table-cell>
          <table:table-cell office:value-type="string">
            <text:p>Alsa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njou</text:p>
          </table:table-cell>
          <table:table-cell office:value-type="string">
            <text:p>vallée de la Loire</text:p>
          </table:table-cell>
          <table:table-cell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njou-coteaux-de-la-loire</text:p>
          </table:table-cell>
          <table:table-cell office:value-type="string">
            <text:p>vallée de la Loire</text:p>
          </table:table-cell>
          <table:table-cell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njou villages</text:p>
          </table:table-cell>
          <table:table-cell office:value-type="string">
            <text:p>vallée de la Loire</text:p>
          </table:table-cell>
          <table:table-cell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njou villages brissac</text:p>
          </table:table-cell>
          <table:table-cell office:value-type="string">
            <text:p>vallée de la Loire</text:p>
          </table:table-cell>
          <table:table-cell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rbois</text:p>
          </table:table-cell>
          <table:table-cell office:value-type="string">
            <text:p>Jura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uxey-duresses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andol</text:p>
          </table:table-cell>
          <table:table-cell office:value-type="string">
            <text:p>Proven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anyuls</text:p>
          </table:table-cell>
          <table:table-cell office:value-type="string">
            <text:p>Languedoc-Roussillon</text:p>
          </table:table-cell>
          <table:table-cell office:value-type="string">
            <text:p>Roussillon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anyuls grand cru</text:p>
          </table:table-cell>
          <table:table-cell office:value-type="string">
            <text:p>Languedoc-Roussillon</text:p>
          </table:table-cell>
          <table:table-cell office:value-type="string">
            <text:p>Roussillon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arsac</text:p>
          </table:table-cell>
          <table:table-cell office:value-type="string">
            <text:p>Bordeaux</text:p>
          </table:table-cell>
          <table:table-cell office:value-type="string">
            <text:p>Sautern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âtard-montrachet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éarn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eaujolais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eaujolais-villages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eaumes-de-venis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eaune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ellet ou vin de Bellet</text:p>
          </table:table-cell>
          <table:table-cell office:value-type="string">
            <text:p>Proven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ergerac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ienvenues-bâtard-montrachet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lagny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laye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nnes-mares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nnezeaux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rdeaux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rdeaux supérieur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urgogne</text:p>
          </table:table-cell>
          <table:table-cell office:value-type="string">
            <text:p>Bourgog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urgogne aligoté</text:p>
          </table:table-cell>
          <table:table-cell office:value-type="string">
            <text:p>Bourgog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urgogne-ordinaire ou bourgogne grand ordinaire</text:p>
          </table:table-cell>
          <table:table-cell office:value-type="string">
            <text:p>Bourgog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urgogne mousseux</text:p>
          </table:table-cell>
          <table:table-cell office:value-type="string">
            <text:p>Bourgog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urgogne passe-tout-grains</text:p>
          </table:table-cell>
          <table:table-cell office:value-type="string">
            <text:p>Bourgog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urgueil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ouzeron</text:p>
          </table:table-cell>
          <table:table-cell office:value-type="string">
            <text:p>Bourgogne</text:p>
          </table:table-cell>
          <table:table-cell office:value-type="string">
            <text:p>côte chalonnais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rouilly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ugey</text:p>
          </table:table-cell>
          <table:table-cell office:value-type="string">
            <text:p>Bugey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buzet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abardès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abernet d'Anjou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abernet de Saumur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adillac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ahors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anon-fronsac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assis</text:p>
          </table:table-cell>
          <table:table-cell office:value-type="string">
            <text:p>Proven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érons</text:p>
          </table:table-cell>
          <table:table-cell office:value-type="string">
            <text:p>Bordeaux</text:p>
          </table:table-cell>
          <table:table-cell office:value-type="string">
            <text:p>Grave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blis</text:p>
          </table:table-cell>
          <table:table-cell office:value-type="string">
            <text:p>Bourgogne</text:p>
          </table:table-cell>
          <table:table-cell office:value-type="string">
            <text:p>Basse-Bourgog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blis grand cru</text:p>
          </table:table-cell>
          <table:table-cell office:value-type="string">
            <text:p>Bourgogne</text:p>
          </table:table-cell>
          <table:table-cell office:value-type="string">
            <text:p>Basse-Bourgog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mbertin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mbertin-clos-de-bèze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mbolle-musigny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mpagne</text:p>
          </table:table-cell>
          <table:table-cell office:value-type="string">
            <text:p>Champag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pelle-chambertin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rlemagne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rmes-chambertin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ssagne-montrachet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âteau-chalon</text:p>
          </table:table-cell>
          <table:table-cell office:value-type="string">
            <text:p>Jura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âteau-grillet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âteaumeillant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âteauneuf-du-pap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âtillon-en-diois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énas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evalier-montrachet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everny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inon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iroubles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orey-lès-beaune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airette de Bellegard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airette de Di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airette du Languedoc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os-de-la-roche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os-de-tart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os-de-vougeot ou clos-vougeot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os-des-lambrays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os-saint-denis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llioure</text:p>
          </table:table-cell>
          <table:table-cell office:value-type="string">
            <text:p>Roussillon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ndrieu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rbières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rbières-boutenac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rnas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rse ou vin de Corse</text:p>
          </table:table-cell>
          <table:table-cell office:value-type="string">
            <text:p>Cors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rton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rton-charlemagne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stières-de-nîmes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-de-beaune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-de-beaune-villages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-de-nuits-villages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-de-brouilly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-roannaise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-rôti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champenois</text:p>
          </table:table-cell>
          <table:table-cell office:value-type="string">
            <text:p>Champag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d'aix-en-provence</text:p>
          </table:table-cell>
          <table:table-cell office:value-type="string">
            <text:p>Proven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de-di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de-l'aubance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de-saumur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du-giennois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du-layon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du-loir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du-lyonnais</text:p>
          </table:table-cell>
          <table:table-cell office:value-type="string">
            <text:p>Lyonn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du-vendômois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teaux-varois-en-provence</text:p>
          </table:table-cell>
          <table:table-cell office:value-type="string">
            <text:p>Proven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e-bergerac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e-blaye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e-bordeaux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e-bordeaux-saint-macaire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e-bourg ou bourg ou bourgeais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e-duras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e-montravel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e-provence</text:p>
          </table:table-cell>
          <table:table-cell office:value-type="string">
            <text:p>Proven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e-toul</text:p>
          </table:table-cell>
          <table:table-cell office:value-type="string">
            <text:p>Lorrai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u-forez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u-jura</text:p>
          </table:table-cell>
          <table:table-cell office:value-type="string">
            <text:p>Jura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u-marmandais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u-rhôn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u-rhône villages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u-roussillon</text:p>
          </table:table-cell>
          <table:table-cell office:value-type="string">
            <text:p>Roussillon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u-roussillon villages</text:p>
          </table:table-cell>
          <table:table-cell office:value-type="string">
            <text:p>Roussillon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ôtes-du-vivarais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ur-cheverny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rémant d'Alsace</text:p>
          </table:table-cell>
          <table:table-cell office:value-type="string">
            <text:p>Alsa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rémant de Bordeaux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rémant de Bourgogne</text:p>
          </table:table-cell>
          <table:table-cell office:value-type="string">
            <text:p>Bourgog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rémant de Di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rémant de Limoux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rémant de Loire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rémant du Jura</text:p>
          </table:table-cell>
          <table:table-cell office:value-type="string">
            <text:p>Jura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riots-bâtard-montrachet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rozes-hermitage ou crozes-ermitag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échezeaux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ntre-deux-mers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augères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iefs-vendéens</text:p>
          </table:table-cell>
          <table:table-cell office:value-type="string">
            <text:p>vallée de la Loire</text:p>
          </table:table-cell>
          <table:table-cell office:value-type="string">
            <text:p>Vignoble nant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itou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ixin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leurie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ronsac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ronton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aillac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aillac-premières-côtes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evrey-chambertin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igondas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ivry</text:p>
          </table:table-cell>
          <table:table-cell office:value-type="string">
            <text:p>Bourgogne</text:p>
          </table:table-cell>
          <table:table-cell office:value-type="string">
            <text:p>côte chalonnais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rands-échezeaux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raves</text:p>
          </table:table-cell>
          <table:table-cell office:value-type="string">
            <text:p>Bordeaux</text:p>
          </table:table-cell>
          <table:table-cell office:value-type="string">
            <text:p>Grave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raves-de-vayres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raves-supérieures</text:p>
          </table:table-cell>
          <table:table-cell office:value-type="string">
            <text:p>Bordeaux</text:p>
          </table:table-cell>
          <table:table-cell office:value-type="string">
            <text:p>Grave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rignan-les-adhémar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riotte-chambertin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haut-médoc</text:p>
          </table:table-cell>
          <table:table-cell office:value-type="string">
            <text:p>Bordeaux</text:p>
          </table:table-cell>
          <table:table-cell office:value-type="string">
            <text:p>Médoc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haut-montravel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hermitage ou ermitag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irancy</text:p>
          </table:table-cell>
          <table:table-cell office:value-type="string">
            <text:p>Bourgogne</text:p>
          </table:table-cell>
          <table:table-cell office:value-type="string">
            <text:p>Basse-Bourgog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irouléguy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jasnières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juliénas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jurançon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'étoile</text:p>
          </table:table-cell>
          <table:table-cell office:value-type="string">
            <text:p>Jura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a-grande-rue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a-romanée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a-tâche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adoix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alande-de-pomerol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anguedoc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atricières-chambertin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es-baux-de-provence</text:p>
          </table:table-cell>
          <table:table-cell office:value-type="string">
            <text:p>Proven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imoux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irac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istrac-médoc</text:p>
          </table:table-cell>
          <table:table-cell office:value-type="string">
            <text:p>Bordeaux</text:p>
          </table:table-cell>
          <table:table-cell office:value-type="string">
            <text:p>Médoc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oupiac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uberon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ussac-saint-émilion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âcon</text:p>
          </table:table-cell>
          <table:table-cell office:value-type="string">
            <text:p>Bourgogne</text:p>
          </table:table-cell>
          <table:table-cell office:value-type="string">
            <text:p>Mâconn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adiran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alepère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aranges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arcillac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argaux</text:p>
          </table:table-cell>
          <table:table-cell office:value-type="string">
            <text:p>Bordeaux</text:p>
          </table:table-cell>
          <table:table-cell office:value-type="string">
            <text:p>Médoc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arsannay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aury</text:p>
          </table:table-cell>
          <table:table-cell office:value-type="string">
            <text:p>Roussillon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azis-chambertin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azoyères-chambertin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édoc</text:p>
          </table:table-cell>
          <table:table-cell office:value-type="string">
            <text:p>Bordeaux</text:p>
          </table:table-cell>
          <table:table-cell office:value-type="string">
            <text:p>Médoc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enetou-salon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ercurey</text:p>
          </table:table-cell>
          <table:table-cell office:value-type="string">
            <text:p>Bourgogne</text:p>
          </table:table-cell>
          <table:table-cell office:value-type="string">
            <text:p>côte chalonnais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eursault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inervois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inervois-la-livinière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bazillac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agne-saint-émilion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agny</text:p>
          </table:table-cell>
          <table:table-cell office:value-type="string">
            <text:p>Bourgogne</text:p>
          </table:table-cell>
          <table:table-cell office:value-type="string">
            <text:p>côte chalonnais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hélie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louis-sur-loire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rachet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ravel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rey-saint-denis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rgon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selle4</text:p>
          </table:table-cell>
          <table:table-cell office:value-type="string">
            <text:p>Lorrai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ulin-à-vent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ulis ou moulis-en-médoc</text:p>
          </table:table-cell>
          <table:table-cell office:value-type="string">
            <text:p>Bordeaux</text:p>
          </table:table-cell>
          <table:table-cell office:value-type="string">
            <text:p>Médoc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det</text:p>
          </table:table-cell>
          <table:table-cell office:value-type="string">
            <text:p>vallée de la Loire</text:p>
          </table:table-cell>
          <table:table-cell office:value-type="string">
            <text:p>Vignoble nant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det-coteaux-de-la-loire</text:p>
          </table:table-cell>
          <table:table-cell office:value-type="string">
            <text:p>vallée de la Loire</text:p>
          </table:table-cell>
          <table:table-cell office:value-type="string">
            <text:p>Vignoble nant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det-côtes-de-grandlieu</text:p>
          </table:table-cell>
          <table:table-cell office:value-type="string">
            <text:p>vallée de la Loire</text:p>
          </table:table-cell>
          <table:table-cell office:value-type="string">
            <text:p>Vignoble nant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det-sèvre-et-maine</text:p>
          </table:table-cell>
          <table:table-cell office:value-type="string">
            <text:p>vallée de la Loire</text:p>
          </table:table-cell>
          <table:table-cell office:value-type="string">
            <text:p>Vignoble nant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t de Beaumes-de-Venise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t de Frontignan ou vin de Frontignan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t de Lunel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t de Mireval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t de Rivesaltes</text:p>
          </table:table-cell>
          <table:table-cell office:value-type="string">
            <text:p>Roussillon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t de Saint-Jean-de-Minervois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cat du Cap-Corse</text:p>
          </table:table-cell>
          <table:table-cell office:value-type="string">
            <text:p>Cors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usigny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néac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nuits-saint-georges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rléans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rléans-cléry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acherenc-du-vic-bilh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alette</text:p>
          </table:table-cell>
          <table:table-cell office:value-type="string">
            <text:p>Proven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atrimonio</text:p>
          </table:table-cell>
          <table:table-cell office:value-type="string">
            <text:p>Cors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auillac</text:p>
          </table:table-cell>
          <table:table-cell office:value-type="string">
            <text:p>Bordeaux</text:p>
          </table:table-cell>
          <table:table-cell office:value-type="string">
            <text:p>Médoc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écharmant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ernand-vergelesses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essac-léognan</text:p>
          </table:table-cell>
          <table:table-cell office:value-type="string">
            <text:p>Bordeaux</text:p>
          </table:table-cell>
          <table:table-cell office:value-type="string">
            <text:p>Grave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etit-chablis</text:p>
          </table:table-cell>
          <table:table-cell office:value-type="string">
            <text:p>Bourgogne</text:p>
          </table:table-cell>
          <table:table-cell office:value-type="string">
            <text:p>Basse-Bourgog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ierrevert</text:p>
          </table:table-cell>
          <table:table-cell office:value-type="string">
            <text:p>Provenc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omerol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ommard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ouilly-fuissé</text:p>
          </table:table-cell>
          <table:table-cell office:value-type="string">
            <text:p>Bourgogne</text:p>
          </table:table-cell>
          <table:table-cell office:value-type="string">
            <text:p>Mâconn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ouilly-fumé ou blanc-fumé de Pouilly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ouilly-loché</text:p>
          </table:table-cell>
          <table:table-cell office:value-type="string">
            <text:p>Bourgogne</text:p>
          </table:table-cell>
          <table:table-cell office:value-type="string">
            <text:p>Mâconn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ouilly-sur-loire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ouilly-vinzelles</text:p>
          </table:table-cell>
          <table:table-cell office:value-type="string">
            <text:p>Bourgogne</text:p>
          </table:table-cell>
          <table:table-cell office:value-type="string">
            <text:p>Mâconn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remières-côtes-de-bordeaux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uisseguin-saint-émilion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puligny-montrachet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quarts-de-chaume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quincy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asteau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égnié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euilly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ichebourg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ivesaltes</text:p>
          </table:table-cell>
          <table:table-cell office:value-type="string">
            <text:p>Roussillon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omanée-conti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omanée-saint-vivant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osé d'Anjou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osé de Loire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osé des Riceys</text:p>
          </table:table-cell>
          <table:table-cell office:value-type="string">
            <text:p>Champag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osette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oussette de Savoie</text:p>
          </table:table-cell>
          <table:table-cell office:value-type="string">
            <text:p>Savoi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oussette du Bugey</text:p>
          </table:table-cell>
          <table:table-cell office:value-type="string">
            <text:p>Bugey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uchottes-chambertin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ully</text:p>
          </table:table-cell>
          <table:table-cell office:value-type="string">
            <text:p>Bourgogne</text:p>
          </table:table-cell>
          <table:table-cell office:value-type="string">
            <text:p>côte chalonnais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amour</text:p>
          </table:table-cell>
          <table:table-cell office:value-type="string">
            <text:p>Beaujolais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aubin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bris</text:p>
          </table:table-cell>
          <table:table-cell office:value-type="string">
            <text:p>Bourgogne</text:p>
          </table:table-cell>
          <table:table-cell office:value-type="string">
            <text:p>Basse-Bourgog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chinian</text:p>
          </table:table-cell>
          <table:table-cell office:value-type="string">
            <text:p>Languedoc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émilion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émilion grand cru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estèphe</text:p>
          </table:table-cell>
          <table:table-cell office:value-type="string">
            <text:p>Bordeaux</text:p>
          </table:table-cell>
          <table:table-cell office:value-type="string">
            <text:p>Médoc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georges-saint-émilion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joseph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julien</text:p>
          </table:table-cell>
          <table:table-cell office:value-type="string">
            <text:p>Bordeaux</text:p>
          </table:table-cell>
          <table:table-cell office:value-type="string">
            <text:p>Médoc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nicolas-de-bourgueil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péray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pourçain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romain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-véran</text:p>
          </table:table-cell>
          <table:table-cell office:value-type="string">
            <text:p>Bourgogne</text:p>
          </table:table-cell>
          <table:table-cell office:value-type="string">
            <text:p>Mâconn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e-croix-du-mont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inte-foy-bordeaux</text:p>
          </table:table-cell>
          <table:table-cell office:value-type="string">
            <text:p>Bordeaux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ncerre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ntenay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umur</text:p>
          </table:table-cell>
          <table:table-cell office:value-type="string">
            <text:p>vallée de la Loire</text:p>
          </table:table-cell>
          <table:table-cell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umur-champigny</text:p>
          </table:table-cell>
          <table:table-cell office:value-type="string">
            <text:p>vallée de la Loire</text:p>
          </table:table-cell>
          <table:table-cell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ussignac</text:p>
          </table:table-cell>
          <table:table-cell office:value-type="string">
            <text:p>Sud-Ouest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uternes</text:p>
          </table:table-cell>
          <table:table-cell office:value-type="string">
            <text:p>Bordeaux</text:p>
          </table:table-cell>
          <table:table-cell office:value-type="string">
            <text:p>Sautern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vennières</text:p>
          </table:table-cell>
          <table:table-cell office:value-type="string">
            <text:p>vallée de la Loire</text:p>
          </table:table-cell>
          <table:table-cell office:value-type="string">
            <text:p>Anjou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avigny-lès-beaune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eyssel</text:p>
          </table:table-cell>
          <table:table-cell office:value-type="string">
            <text:p>Savoie et Bugey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avel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raine</text:p>
          </table:table-cell>
          <table:table-cell office:value-type="string">
            <text:p>vallée de la Loire</text:p>
          </table:table-cell>
          <table:table-cell office:value-type="string">
            <text:p>Tourai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raine-noble-joué</text:p>
          </table:table-cell>
          <table:table-cell office:value-type="string">
            <text:p>vallée de la Loire</text:p>
          </table:table-cell>
          <table:table-cell office:value-type="string">
            <text:p>Tourai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acqueyras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alençay</text:p>
          </table:table-cell>
          <table:table-cell office:value-type="string">
            <text:p>vallée de la Loir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entoux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in de Savoie ou savoie</text:p>
          </table:table-cell>
          <table:table-cell office:value-type="string">
            <text:p>Savoi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insobres</text:p>
          </table:table-cell>
          <table:table-cell office:value-type="string">
            <text:p>vallée du Rhône</text:p>
          </table:table-cell>
          <table:table-cell office:value-type="string">
            <text:p/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iré-clessé</text:p>
          </table:table-cell>
          <table:table-cell office:value-type="string">
            <text:p>Bourgogne</text:p>
          </table:table-cell>
          <table:table-cell office:value-type="string">
            <text:p>Mâconna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olnay</text:p>
          </table:table-cell>
          <table:table-cell office:value-type="string">
            <text:p>Bourgogne</text:p>
          </table:table-cell>
          <table:table-cell office:value-type="string">
            <text:p>côte de Beaun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osne-romanée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ougeot</text:p>
          </table:table-cell>
          <table:table-cell office:value-type="string">
            <text:p>Bourgogne</text:p>
          </table:table-cell>
          <table:table-cell office:value-type="string">
            <text:p>côte de Nuit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ouvray</text:p>
          </table:table-cell>
          <table:table-cell office:value-type="string">
            <text:p>vallée de la Loire</text:p>
          </table:table-cell>
          <table:table-cell office:value-type="string">
            <text:p>Touraine</text:p>
          </table:table-cell>
          <table:table-cell office:value-type="string">
            <text:p>France</text:p>
          </table:table-cell>
        </table:table-row>
        <table:table-row table:style-name="ro1" table:number-rows-repeated="104828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2T18:49:33.10</meta:creation-date>
    <dc:date>2013-03-03T12:16:30.88</dc:date>
    <meta:editing-duration>PT16H53M49S</meta:editing-duration>
    <meta:editing-cycles>2</meta:editing-cycles>
    <meta:generator>LibreOffice/4.0.0.3$Windows_x86 LibreOffice_project/7545bee9c2a0782548772a21bc84a9dcc583b89</meta:generator>
    <meta:document-statistic meta:table-count="1" meta:cell-count="1168" meta:object-count="0"/>
  </office:meta>
</office:document-meta>
</file>